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DTO.ResultDTO( String errorCode , String errorMsg ,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DTO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ResultDTO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DTO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Result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Succes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setErrorMsg( String erro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FailedResult( String errCode , String errMsg ,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SuccessResult( 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setModule( T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getError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FailedResult( String errCode ,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xujin.test_for_xuj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DTO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setErrorCode(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DTO.buildFailedResult(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